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cm"/>
    </style:style>
    <style:style style:name="co4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cc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ffcc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cc" fo:wrap-option="wrap"/>
    </style:style>
    <style:style style:name="ce9" style:family="table-cell" style:parent-style-name="Default">
      <style:table-cell-properties fo:background-color="#ffcccc" fo:wrap-option="wrap"/>
    </style:style>
    <style:style style:name="ce10" style:family="table-cell" style:parent-style-name="Default">
      <style:table-cell-properties fo:background-color="#ffffcc" fo:wrap-option="wrap"/>
    </style:style>
    <style:style style:name="ce15" style:family="table-cell" style:parent-style-name="Default">
      <style:table-cell-properties fo:background-color="transparent" fo:wrap-option="wrap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 fo:wrap-option="wrap"/>
    </style:style>
    <style:style style:name="ce17" style:family="table-cell" style:parent-style-name="Default">
      <style:table-cell-properties fo:background-color="transparent" fo:wrap-option="wrap"/>
      <style:text-properties style:use-window-font-color="true"/>
    </style:style>
    <style:style style:name="ce18" style:family="table-cell" style:parent-style-name="Default" style:data-style-name="N108">
      <style:table-cell-properties fo:background-color="#ffffcc" fo:wrap-option="wrap"/>
    </style:style>
  </office:automatic-styles>
  <office:body>
    <office:spreadsheet>
      <table:table table:name="Saarland2017" table:style-name="ta1" table:print="false">
        <table:table-column table:style-name="co1" table:default-cell-style-name="ce2"/>
        <table:table-column table:style-name="co5" table:number-columns-repeated="2" table:default-cell-style-name="ce16"/>
        <table:table-column table:style-name="co5" table:number-columns-repeated="3" table:default-cell-style-name="Default"/>
        <table:table-column table:style-name="co5" table:number-columns-repeated="4" table:default-cell-style-name="ce2"/>
        <table:table-column table:style-name="co5" table:default-cell-style-name="Default"/>
        <table:table-column table:style-name="co3" table:number-columns-repeated="1013" table:default-cell-style-name="Default"/>
        <table:table-row table:style-name="ro4">
          <table:table-cell table:style-name="ce1" office:value-type="string">
            <text:p>These</text:p>
          </table:table-cell>
          <table:table-cell table:style-name="ce15" office:value-type="string">
            <text:p>Ja (1), Neutral(0), Nein (-1)</text:p>
          </table:table-cell>
          <table:table-cell table:style-name="ce15" office:value-type="string">
            <text:p>Gewich-tung (1-10)</text:p>
          </table:table-cell>
          <table:table-cell table:style-name="ce1" office:value-type="string">
            <text:p>Überein-stimmung mit Parteien.B</text:p>
          </table:table-cell>
          <table:table-cell table:style-name="ce1" office:value-type="string">
            <text:p>Überein-stimmung mit Parteien.C</text:p>
          </table:table-cell>
          <table:table-cell table:style-name="ce1" office:value-type="string">
            <text:p>Überein-stimmung mit Parteien.D</text:p>
          </table:table-cell>
          <table:table-cell table:style-name="ce1" office:value-type="string">
            <text:p>Überein-stimmung mit Parteien.E</text:p>
          </table:table-cell>
          <table:table-cell table:style-name="ce1" office:value-type="string">
            <text:p>Überein-stimmung mit Parteien.F</text:p>
          </table:table-cell>
          <table:table-cell table:style-name="ce1" office:value-type="string">
            <text:p>Überein-stimmung mit Parteien.G</text:p>
          </table:table-cell>
          <table:table-cell table:style-name="ce1" office:value-type="string">
            <text:p>Überein-stimmung mit Parteien.H</text:p>
          </table:table-cell>
          <table:table-cell table:style-name="ce1" office:value-type="string">
            <text:p>Überein-stimmung mit Parteien.I</text:p>
          </table:table-cell>
          <table:table-cell table:style-name="ce11" table:number-columns-repeated="1012"/>
          <table:table-cell table:style-name="ce12"/>
        </table:table-row>
        <table:table-row table:style-name="ro2">
          <table:table-cell office:value-type="string">
            <text:p>Im Saarland sollen Geschäfte ihre Öffnungszeiten an Werktagen frei festlegen dürf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9" table:formula="of:=[.C2]*(1-ABS([.B2]-[Parteien.B2])/2)" office:value-type="float" office:value="1">
            <text:p>1</text:p>
          </table:table-cell>
          <table:table-cell table:style-name="ce9" table:formula="of:=[.C2]*(1-ABS([.B2]-[Parteien.C2])/2)" office:value-type="float" office:value="0">
            <text:p>0</text:p>
          </table:table-cell>
          <table:table-cell table:style-name="ce9" table:formula="of:=[.C2]*(1-ABS([.B2]-[Parteien.D2])/2)" office:value-type="float" office:value="0">
            <text:p>0</text:p>
          </table:table-cell>
          <table:table-cell table:style-name="ce9" table:formula="of:=[.C2]*(1-ABS([.B2]-[Parteien.E2])/2)" office:value-type="float" office:value="0">
            <text:p>0</text:p>
          </table:table-cell>
          <table:table-cell table:style-name="ce9" table:formula="of:=[.C2]*(1-ABS([.B2]-[Parteien.F2])/2)" office:value-type="float" office:value="0">
            <text:p>0</text:p>
          </table:table-cell>
          <table:table-cell table:style-name="ce9" table:formula="of:=[.C2]*(1-ABS([.B2]-[Parteien.G2])/2)" office:value-type="float" office:value="1">
            <text:p>1</text:p>
          </table:table-cell>
          <table:table-cell table:style-name="ce9" table:formula="of:=[.C2]*(1-ABS([.B2]-[Parteien.H2])/2)" office:value-type="float" office:value="0">
            <text:p>0</text:p>
          </table:table-cell>
          <table:table-cell table:style-name="ce9" table:formula="of:=[.C2]*(1-ABS([.B2]-[Parteien.I2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An Grundschulen im Saarland soll Französischunterricht ab der ersten Klasse flächendeckend angeboten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9" table:formula="of:=[.C3]*(1-ABS([.B3]-[Parteien.B3])/2)" office:value-type="float" office:value="0">
            <text:p>0</text:p>
          </table:table-cell>
          <table:table-cell table:style-name="ce9" table:formula="of:=[.C3]*(1-ABS([.B3]-[Parteien.C3])/2)" office:value-type="float" office:value="0">
            <text:p>0</text:p>
          </table:table-cell>
          <table:table-cell table:style-name="ce9" table:formula="of:=[.C3]*(1-ABS([.B3]-[Parteien.D3])/2)" office:value-type="float" office:value="0">
            <text:p>0</text:p>
          </table:table-cell>
          <table:table-cell table:style-name="ce9" table:formula="of:=[.C3]*(1-ABS([.B3]-[Parteien.E3])/2)" office:value-type="float" office:value="1">
            <text:p>1</text:p>
          </table:table-cell>
          <table:table-cell table:style-name="ce9" table:formula="of:=[.C3]*(1-ABS([.B3]-[Parteien.F3])/2)" office:value-type="float" office:value="0">
            <text:p>0</text:p>
          </table:table-cell>
          <table:table-cell table:style-name="ce9" table:formula="of:=[.C3]*(1-ABS([.B3]-[Parteien.G3])/2)" office:value-type="float" office:value="1">
            <text:p>1</text:p>
          </table:table-cell>
          <table:table-cell table:style-name="ce9" table:formula="of:=[.C3]*(1-ABS([.B3]-[Parteien.H3])/2)" office:value-type="float" office:value="0">
            <text:p>0</text:p>
          </table:table-cell>
          <table:table-cell table:style-name="ce9" table:formula="of:=[.C3]*(1-ABS([.B3]-[Parteien.I3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Das Tanzverbot an "stillen Tagen" (z.B. Karfreitag, Volkstrauertag) soll beibehalten werd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9" table:formula="of:=[.C4]*(1-ABS([.B4]-[Parteien.B4])/2)" office:value-type="float" office:value="0">
            <text:p>0</text:p>
          </table:table-cell>
          <table:table-cell table:style-name="ce9" table:formula="of:=[.C4]*(1-ABS([.B4]-[Parteien.C4])/2)" office:value-type="float" office:value="2">
            <text:p>2</text:p>
          </table:table-cell>
          <table:table-cell table:style-name="ce9" table:formula="of:=[.C4]*(1-ABS([.B4]-[Parteien.D4])/2)" office:value-type="float" office:value="0">
            <text:p>0</text:p>
          </table:table-cell>
          <table:table-cell table:style-name="ce9" table:formula="of:=[.C4]*(1-ABS([.B4]-[Parteien.E4])/2)" office:value-type="float" office:value="2">
            <text:p>2</text:p>
          </table:table-cell>
          <table:table-cell table:style-name="ce9" table:formula="of:=[.C4]*(1-ABS([.B4]-[Parteien.F4])/2)" office:value-type="float" office:value="2">
            <text:p>2</text:p>
          </table:table-cell>
          <table:table-cell table:style-name="ce9" table:formula="of:=[.C4]*(1-ABS([.B4]-[Parteien.G4])/2)" office:value-type="float" office:value="2">
            <text:p>2</text:p>
          </table:table-cell>
          <table:table-cell table:style-name="ce9" table:formula="of:=[.C4]*(1-ABS([.B4]-[Parteien.H4])/2)" office:value-type="float" office:value="0">
            <text:p>0</text:p>
          </table:table-cell>
          <table:table-cell table:style-name="ce9" table:formula="of:=[.C4]*(1-ABS([.B4]-[Parteien.I4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as Saarland soll Projekte zur Integration von Ausländerinnen und Ausländern förder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9" table:formula="of:=[.C5]*(1-ABS([.B5]-[Parteien.B5])/2)" office:value-type="float" office:value="1">
            <text:p>1</text:p>
          </table:table-cell>
          <table:table-cell table:style-name="ce9" table:formula="of:=[.C5]*(1-ABS([.B5]-[Parteien.C5])/2)" office:value-type="float" office:value="1">
            <text:p>1</text:p>
          </table:table-cell>
          <table:table-cell table:style-name="ce9" table:formula="of:=[.C5]*(1-ABS([.B5]-[Parteien.D5])/2)" office:value-type="float" office:value="1">
            <text:p>1</text:p>
          </table:table-cell>
          <table:table-cell table:style-name="ce9" table:formula="of:=[.C5]*(1-ABS([.B5]-[Parteien.E5])/2)" office:value-type="float" office:value="0.5">
            <text:p>0,5</text:p>
          </table:table-cell>
          <table:table-cell table:style-name="ce9" table:formula="of:=[.C5]*(1-ABS([.B5]-[Parteien.F5])/2)" office:value-type="float" office:value="1">
            <text:p>1</text:p>
          </table:table-cell>
          <table:table-cell table:style-name="ce9" table:formula="of:=[.C5]*(1-ABS([.B5]-[Parteien.G5])/2)" office:value-type="float" office:value="0">
            <text:p>0</text:p>
          </table:table-cell>
          <table:table-cell table:style-name="ce9" table:formula="of:=[.C5]*(1-ABS([.B5]-[Parteien.H5])/2)" office:value-type="float" office:value="1">
            <text:p>1</text:p>
          </table:table-cell>
          <table:table-cell table:style-name="ce9" table:formula="of:=[.C5]*(1-ABS([.B5]-[Parteien.I5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Im Saarland sollen keine weiteren Flächen für Windkraftanlagen ausgewiesen werd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9" table:formula="of:=[.C6]*(1-ABS([.B6]-[Parteien.B6])/2)" office:value-type="float" office:value="2">
            <text:p>2</text:p>
          </table:table-cell>
          <table:table-cell table:style-name="ce9" table:formula="of:=[.C6]*(1-ABS([.B6]-[Parteien.C6])/2)" office:value-type="float" office:value="0">
            <text:p>0</text:p>
          </table:table-cell>
          <table:table-cell table:style-name="ce9" table:formula="of:=[.C6]*(1-ABS([.B6]-[Parteien.D6])/2)" office:value-type="float" office:value="0">
            <text:p>0</text:p>
          </table:table-cell>
          <table:table-cell table:style-name="ce9" table:formula="of:=[.C6]*(1-ABS([.B6]-[Parteien.E6])/2)" office:value-type="float" office:value="2">
            <text:p>2</text:p>
          </table:table-cell>
          <table:table-cell table:style-name="ce9" table:formula="of:=[.C6]*(1-ABS([.B6]-[Parteien.F6])/2)" office:value-type="float" office:value="0">
            <text:p>0</text:p>
          </table:table-cell>
          <table:table-cell table:style-name="ce9" table:formula="of:=[.C6]*(1-ABS([.B6]-[Parteien.G6])/2)" office:value-type="float" office:value="1">
            <text:p>1</text:p>
          </table:table-cell>
          <table:table-cell table:style-name="ce9" table:formula="of:=[.C6]*(1-ABS([.B6]-[Parteien.H6])/2)" office:value-type="float" office:value="2">
            <text:p>2</text:p>
          </table:table-cell>
          <table:table-cell table:style-name="ce9" table:formula="of:=[.C6]*(1-ABS([.B6]-[Parteien.I6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ie Hürden für ein Volksbegehren sollen gesenkt werd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9" table:formula="of:=[.C7]*(1-ABS([.B7]-[Parteien.B7])/2)" office:value-type="float" office:value="2">
            <text:p>2</text:p>
          </table:table-cell>
          <table:table-cell table:style-name="ce9" table:formula="of:=[.C7]*(1-ABS([.B7]-[Parteien.C7])/2)" office:value-type="float" office:value="0">
            <text:p>0</text:p>
          </table:table-cell>
          <table:table-cell table:style-name="ce9" table:formula="of:=[.C7]*(1-ABS([.B7]-[Parteien.D7])/2)" office:value-type="float" office:value="2">
            <text:p>2</text:p>
          </table:table-cell>
          <table:table-cell table:style-name="ce9" table:formula="of:=[.C7]*(1-ABS([.B7]-[Parteien.E7])/2)" office:value-type="float" office:value="2">
            <text:p>2</text:p>
          </table:table-cell>
          <table:table-cell table:style-name="ce9" table:formula="of:=[.C7]*(1-ABS([.B7]-[Parteien.F7])/2)" office:value-type="float" office:value="0">
            <text:p>0</text:p>
          </table:table-cell>
          <table:table-cell table:style-name="ce9" table:formula="of:=[.C7]*(1-ABS([.B7]-[Parteien.G7])/2)" office:value-type="float" office:value="2">
            <text:p>2</text:p>
          </table:table-cell>
          <table:table-cell table:style-name="ce9" table:formula="of:=[.C7]*(1-ABS([.B7]-[Parteien.H7])/2)" office:value-type="float" office:value="2">
            <text:p>2</text:p>
          </table:table-cell>
          <table:table-cell table:style-name="ce9" table:formula="of:=[.C7]*(1-ABS([.B7]-[Parteien.I7])/2)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Das Saarland soll sich dafür einsetzen, dass alle in Deutschland Lebenden ein bedingungsloses Grundeinkommen erhalt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9" table:formula="of:=[.C8]*(1-ABS([.B8]-[Parteien.B8])/2)" office:value-type="float" office:value="2">
            <text:p>2</text:p>
          </table:table-cell>
          <table:table-cell table:style-name="ce9" table:formula="of:=[.C8]*(1-ABS([.B8]-[Parteien.C8])/2)" office:value-type="float" office:value="2">
            <text:p>2</text:p>
          </table:table-cell>
          <table:table-cell table:style-name="ce9" table:formula="of:=[.C8]*(1-ABS([.B8]-[Parteien.D8])/2)" office:value-type="float" office:value="2">
            <text:p>2</text:p>
          </table:table-cell>
          <table:table-cell table:style-name="ce9" table:formula="of:=[.C8]*(1-ABS([.B8]-[Parteien.E8])/2)" office:value-type="float" office:value="2">
            <text:p>2</text:p>
          </table:table-cell>
          <table:table-cell table:style-name="ce9" table:formula="of:=[.C8]*(1-ABS([.B8]-[Parteien.F8])/2)" office:value-type="float" office:value="2">
            <text:p>2</text:p>
          </table:table-cell>
          <table:table-cell table:style-name="ce9" table:formula="of:=[.C8]*(1-ABS([.B8]-[Parteien.G8])/2)" office:value-type="float" office:value="0">
            <text:p>0</text:p>
          </table:table-cell>
          <table:table-cell table:style-name="ce9" table:formula="of:=[.C8]*(1-ABS([.B8]-[Parteien.H8])/2)" office:value-type="float" office:value="1">
            <text:p>1</text:p>
          </table:table-cell>
          <table:table-cell table:style-name="ce9" table:formula="of:=[.C8]*(1-ABS([.B8]-[Parteien.I8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ie Videoüberwachung im öffentlichen Raum soll ausgeweitet werd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9" table:formula="of:=[.C9]*(1-ABS([.B9]-[Parteien.B9])/2)" office:value-type="float" office:value="0.5">
            <text:p>0,5</text:p>
          </table:table-cell>
          <table:table-cell table:style-name="ce9" table:formula="of:=[.C9]*(1-ABS([.B9]-[Parteien.C9])/2)" office:value-type="float" office:value="1">
            <text:p>1</text:p>
          </table:table-cell>
          <table:table-cell table:style-name="ce9" table:formula="of:=[.C9]*(1-ABS([.B9]-[Parteien.D9])/2)" office:value-type="float" office:value="0">
            <text:p>0</text:p>
          </table:table-cell>
          <table:table-cell table:style-name="ce9" table:formula="of:=[.C9]*(1-ABS([.B9]-[Parteien.E9])/2)" office:value-type="float" office:value="1">
            <text:p>1</text:p>
          </table:table-cell>
          <table:table-cell table:style-name="ce9" table:formula="of:=[.C9]*(1-ABS([.B9]-[Parteien.F9])/2)" office:value-type="float" office:value="1">
            <text:p>1</text:p>
          </table:table-cell>
          <table:table-cell table:style-name="ce9" table:formula="of:=[.C9]*(1-ABS([.B9]-[Parteien.G9])/2)" office:value-type="float" office:value="1">
            <text:p>1</text:p>
          </table:table-cell>
          <table:table-cell table:style-name="ce9" table:formula="of:=[.C9]*(1-ABS([.B9]-[Parteien.H9])/2)" office:value-type="float" office:value="0.5">
            <text:p>0,5</text:p>
          </table:table-cell>
          <table:table-cell table:style-name="ce9" table:formula="of:=[.C9]*(1-ABS([.B9]-[Parteien.I9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 Gymnasien soll das Abitur wieder nach neun Jahren abgelegt werden könn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9" table:formula="of:=[.C10]*(1-ABS([.B10]-[Parteien.B10])/2)" office:value-type="float" office:value="2">
            <text:p>2</text:p>
          </table:table-cell>
          <table:table-cell table:style-name="ce9" table:formula="of:=[.C10]*(1-ABS([.B10]-[Parteien.C10])/2)" office:value-type="float" office:value="0">
            <text:p>0</text:p>
          </table:table-cell>
          <table:table-cell table:style-name="ce9" table:formula="of:=[.C10]*(1-ABS([.B10]-[Parteien.D10])/2)" office:value-type="float" office:value="2">
            <text:p>2</text:p>
          </table:table-cell>
          <table:table-cell table:style-name="ce9" table:formula="of:=[.C10]*(1-ABS([.B10]-[Parteien.E10])/2)" office:value-type="float" office:value="2">
            <text:p>2</text:p>
          </table:table-cell>
          <table:table-cell table:style-name="ce9" table:formula="of:=[.C10]*(1-ABS([.B10]-[Parteien.F10])/2)" office:value-type="float" office:value="2">
            <text:p>2</text:p>
          </table:table-cell>
          <table:table-cell table:style-name="ce9" table:formula="of:=[.C10]*(1-ABS([.B10]-[Parteien.G10])/2)" office:value-type="float" office:value="2">
            <text:p>2</text:p>
          </table:table-cell>
          <table:table-cell table:style-name="ce9" table:formula="of:=[.C10]*(1-ABS([.B10]-[Parteien.H10])/2)" office:value-type="float" office:value="2">
            <text:p>2</text:p>
          </table:table-cell>
          <table:table-cell table:style-name="ce9" table:formula="of:=[.C10]*(1-ABS([.B10]-[Parteien.I10])/2)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Alle dauerhaft im Saarland wohnenden Ausländerinnen und Ausländer sollen an Kommunalwahlen teilnehmen dürf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9" table:formula="of:=[.C11]*(1-ABS([.B11]-[Parteien.B11])/2)" office:value-type="float" office:value="0">
            <text:p>0</text:p>
          </table:table-cell>
          <table:table-cell table:style-name="ce9" table:formula="of:=[.C11]*(1-ABS([.B11]-[Parteien.C11])/2)" office:value-type="float" office:value="2">
            <text:p>2</text:p>
          </table:table-cell>
          <table:table-cell table:style-name="ce9" table:formula="of:=[.C11]*(1-ABS([.B11]-[Parteien.D11])/2)" office:value-type="float" office:value="0">
            <text:p>0</text:p>
          </table:table-cell>
          <table:table-cell table:style-name="ce9" table:formula="of:=[.C11]*(1-ABS([.B11]-[Parteien.E11])/2)" office:value-type="float" office:value="2">
            <text:p>2</text:p>
          </table:table-cell>
          <table:table-cell table:style-name="ce9" table:formula="of:=[.C11]*(1-ABS([.B11]-[Parteien.F11])/2)" office:value-type="float" office:value="0">
            <text:p>0</text:p>
          </table:table-cell>
          <table:table-cell table:style-name="ce9" table:formula="of:=[.C11]*(1-ABS([.B11]-[Parteien.G11])/2)" office:value-type="float" office:value="2">
            <text:p>2</text:p>
          </table:table-cell>
          <table:table-cell table:style-name="ce9" table:formula="of:=[.C11]*(1-ABS([.B11]-[Parteien.H11])/2)" office:value-type="float" office:value="0">
            <text:p>0</text:p>
          </table:table-cell>
          <table:table-cell table:style-name="ce9" table:formula="of:=[.C11]*(1-ABS([.B11]-[Parteien.I11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Im Saarland soll die Grunderwerbssteuer wieder gesenk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9" table:formula="of:=[.C12]*(1-ABS([.B12]-[Parteien.B12])/2)" office:value-type="float" office:value="0">
            <text:p>0</text:p>
          </table:table-cell>
          <table:table-cell table:style-name="ce9" table:formula="of:=[.C12]*(1-ABS([.B12]-[Parteien.C12])/2)" office:value-type="float" office:value="0.5">
            <text:p>0,5</text:p>
          </table:table-cell>
          <table:table-cell table:style-name="ce9" table:formula="of:=[.C12]*(1-ABS([.B12]-[Parteien.D12])/2)" office:value-type="float" office:value="0">
            <text:p>0</text:p>
          </table:table-cell>
          <table:table-cell table:style-name="ce9" table:formula="of:=[.C12]*(1-ABS([.B12]-[Parteien.E12])/2)" office:value-type="float" office:value="0">
            <text:p>0</text:p>
          </table:table-cell>
          <table:table-cell table:style-name="ce9" table:formula="of:=[.C12]*(1-ABS([.B12]-[Parteien.F12])/2)" office:value-type="float" office:value="1">
            <text:p>1</text:p>
          </table:table-cell>
          <table:table-cell table:style-name="ce9" table:formula="of:=[.C12]*(1-ABS([.B12]-[Parteien.G12])/2)" office:value-type="float" office:value="0">
            <text:p>0</text:p>
          </table:table-cell>
          <table:table-cell table:style-name="ce9" table:formula="of:=[.C12]*(1-ABS([.B12]-[Parteien.H12])/2)" office:value-type="float" office:value="0">
            <text:p>0</text:p>
          </table:table-cell>
          <table:table-cell table:style-name="ce9" table:formula="of:=[.C12]*(1-ABS([.B12]-[Parteien.I12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as Saarland soll sich dafür einsetzen, dass gleichgeschlechtliche Paare gemeinsam Kinder adoptieren dürfen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table:formula="of:=[.C13]*(1-ABS([.B13]-[Parteien.B13])/2)" office:value-type="float" office:value="0.5">
            <text:p>0,5</text:p>
          </table:table-cell>
          <table:table-cell table:style-name="ce9" table:formula="of:=[.C13]*(1-ABS([.B13]-[Parteien.C13])/2)" office:value-type="float" office:value="0.5">
            <text:p>0,5</text:p>
          </table:table-cell>
          <table:table-cell table:style-name="ce9" table:formula="of:=[.C13]*(1-ABS([.B13]-[Parteien.D13])/2)" office:value-type="float" office:value="0.5">
            <text:p>0,5</text:p>
          </table:table-cell>
          <table:table-cell table:style-name="ce9" table:formula="of:=[.C13]*(1-ABS([.B13]-[Parteien.E13])/2)" office:value-type="float" office:value="0.5">
            <text:p>0,5</text:p>
          </table:table-cell>
          <table:table-cell table:style-name="ce9" table:formula="of:=[.C13]*(1-ABS([.B13]-[Parteien.F13])/2)" office:value-type="float" office:value="0.5">
            <text:p>0,5</text:p>
          </table:table-cell>
          <table:table-cell table:style-name="ce9" table:formula="of:=[.C13]*(1-ABS([.B13]-[Parteien.G13])/2)" office:value-type="float" office:value="0.5">
            <text:p>0,5</text:p>
          </table:table-cell>
          <table:table-cell table:style-name="ce9" table:formula="of:=[.C13]*(1-ABS([.B13]-[Parteien.H13])/2)" office:value-type="float" office:value="0.5">
            <text:p>0,5</text:p>
          </table:table-cell>
          <table:table-cell table:style-name="ce9" table:formula="of:=[.C13]*(1-ABS([.B13]-[Parteien.I13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Das Land soll stärker in den Saarbrücker Flughafen investier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9" table:formula="of:=[.C14]*(1-ABS([.B14]-[Parteien.B14])/2)" office:value-type="float" office:value="0">
            <text:p>0</text:p>
          </table:table-cell>
          <table:table-cell table:style-name="ce9" table:formula="of:=[.C14]*(1-ABS([.B14]-[Parteien.C14])/2)" office:value-type="float" office:value="1">
            <text:p>1</text:p>
          </table:table-cell>
          <table:table-cell table:style-name="ce9" table:formula="of:=[.C14]*(1-ABS([.B14]-[Parteien.D14])/2)" office:value-type="float" office:value="2">
            <text:p>2</text:p>
          </table:table-cell>
          <table:table-cell table:style-name="ce9" table:formula="of:=[.C14]*(1-ABS([.B14]-[Parteien.E14])/2)" office:value-type="float" office:value="0">
            <text:p>0</text:p>
          </table:table-cell>
          <table:table-cell table:style-name="ce9" table:formula="of:=[.C14]*(1-ABS([.B14]-[Parteien.F14])/2)" office:value-type="float" office:value="0">
            <text:p>0</text:p>
          </table:table-cell>
          <table:table-cell table:style-name="ce9" table:formula="of:=[.C14]*(1-ABS([.B14]-[Parteien.G14])/2)" office:value-type="float" office:value="0">
            <text:p>0</text:p>
          </table:table-cell>
          <table:table-cell table:style-name="ce9" table:formula="of:=[.C14]*(1-ABS([.B14]-[Parteien.H14])/2)" office:value-type="float" office:value="0">
            <text:p>0</text:p>
          </table:table-cell>
          <table:table-cell table:style-name="ce9" table:formula="of:=[.C14]*(1-ABS([.B14]-[Parteien.I14])/2)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Im saarländischen Polizeidienst sollen mehr Menschen mit Migrationshintergrund arbeit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9" table:formula="of:=[.C15]*(1-ABS([.B15]-[Parteien.B15])/2)" office:value-type="float" office:value="0">
            <text:p>0</text:p>
          </table:table-cell>
          <table:table-cell table:style-name="ce9" table:formula="of:=[.C15]*(1-ABS([.B15]-[Parteien.C15])/2)" office:value-type="float" office:value="0.5">
            <text:p>0,5</text:p>
          </table:table-cell>
          <table:table-cell table:style-name="ce9" table:formula="of:=[.C15]*(1-ABS([.B15]-[Parteien.D15])/2)" office:value-type="float" office:value="0">
            <text:p>0</text:p>
          </table:table-cell>
          <table:table-cell table:style-name="ce9" table:formula="of:=[.C15]*(1-ABS([.B15]-[Parteien.E15])/2)" office:value-type="float" office:value="1">
            <text:p>1</text:p>
          </table:table-cell>
          <table:table-cell table:style-name="ce9" table:formula="of:=[.C15]*(1-ABS([.B15]-[Parteien.F15])/2)" office:value-type="float" office:value="0">
            <text:p>0</text:p>
          </table:table-cell>
          <table:table-cell table:style-name="ce9" table:formula="of:=[.C15]*(1-ABS([.B15]-[Parteien.G15])/2)" office:value-type="float" office:value="1">
            <text:p>1</text:p>
          </table:table-cell>
          <table:table-cell table:style-name="ce9" table:formula="of:=[.C15]*(1-ABS([.B15]-[Parteien.H15])/2)" office:value-type="float" office:value="0">
            <text:p>0</text:p>
          </table:table-cell>
          <table:table-cell table:style-name="ce9" table:formula="of:=[.C15]*(1-ABS([.B15]-[Parteien.I15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ie Anzahl der Landkreise im Saarland soll verringert werden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table:formula="of:=[.C16]*(1-ABS([.B16]-[Parteien.B16])/2)" office:value-type="float" office:value="0.5">
            <text:p>0,5</text:p>
          </table:table-cell>
          <table:table-cell table:style-name="ce9" table:formula="of:=[.C16]*(1-ABS([.B16]-[Parteien.C16])/2)" office:value-type="float" office:value="1">
            <text:p>1</text:p>
          </table:table-cell>
          <table:table-cell table:style-name="ce9" table:formula="of:=[.C16]*(1-ABS([.B16]-[Parteien.D16])/2)" office:value-type="float" office:value="0.5">
            <text:p>0,5</text:p>
          </table:table-cell>
          <table:table-cell table:style-name="ce9" table:formula="of:=[.C16]*(1-ABS([.B16]-[Parteien.E16])/2)" office:value-type="float" office:value="0.5">
            <text:p>0,5</text:p>
          </table:table-cell>
          <table:table-cell table:style-name="ce9" table:formula="of:=[.C16]*(1-ABS([.B16]-[Parteien.F16])/2)" office:value-type="float" office:value="0.5">
            <text:p>0,5</text:p>
          </table:table-cell>
          <table:table-cell table:style-name="ce9" table:formula="of:=[.C16]*(1-ABS([.B16]-[Parteien.G16])/2)" office:value-type="float" office:value="0.5">
            <text:p>0,5</text:p>
          </table:table-cell>
          <table:table-cell table:style-name="ce9" table:formula="of:=[.C16]*(1-ABS([.B16]-[Parteien.H16])/2)" office:value-type="float" office:value="0.5">
            <text:p>0,5</text:p>
          </table:table-cell>
          <table:table-cell table:style-name="ce9" table:formula="of:=[.C16]*(1-ABS([.B16]-[Parteien.I16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Die geisteswissenschaftlichen Fächer an der Universität des Saarlandes sollen mehr Landesmittel erhalt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9" table:formula="of:=[.C17]*(1-ABS([.B17]-[Parteien.B17])/2)" office:value-type="float" office:value="0.5">
            <text:p>0,5</text:p>
          </table:table-cell>
          <table:table-cell table:style-name="ce9" table:formula="of:=[.C17]*(1-ABS([.B17]-[Parteien.C17])/2)" office:value-type="float" office:value="0">
            <text:p>0</text:p>
          </table:table-cell>
          <table:table-cell table:style-name="ce9" table:formula="of:=[.C17]*(1-ABS([.B17]-[Parteien.D17])/2)" office:value-type="float" office:value="0">
            <text:p>0</text:p>
          </table:table-cell>
          <table:table-cell table:style-name="ce9" table:formula="of:=[.C17]*(1-ABS([.B17]-[Parteien.E17])/2)" office:value-type="float" office:value="0">
            <text:p>0</text:p>
          </table:table-cell>
          <table:table-cell table:style-name="ce9" table:formula="of:=[.C17]*(1-ABS([.B17]-[Parteien.F17])/2)" office:value-type="float" office:value="0.5">
            <text:p>0,5</text:p>
          </table:table-cell>
          <table:table-cell table:style-name="ce9" table:formula="of:=[.C17]*(1-ABS([.B17]-[Parteien.G17])/2)" office:value-type="float" office:value="0">
            <text:p>0</text:p>
          </table:table-cell>
          <table:table-cell table:style-name="ce9" table:formula="of:=[.C17]*(1-ABS([.B17]-[Parteien.H17])/2)" office:value-type="float" office:value="0">
            <text:p>0</text:p>
          </table:table-cell>
          <table:table-cell table:style-name="ce9" table:formula="of:=[.C17]*(1-ABS([.B17]-[Parteien.I17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ie Saarbrücker Stadtautobahn soll in einen Tunnel verleg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9" table:formula="of:=[.C18]*(1-ABS([.B18]-[Parteien.B18])/2)" office:value-type="float" office:value="1">
            <text:p>1</text:p>
          </table:table-cell>
          <table:table-cell table:style-name="ce9" table:formula="of:=[.C18]*(1-ABS([.B18]-[Parteien.C18])/2)" office:value-type="float" office:value="1">
            <text:p>1</text:p>
          </table:table-cell>
          <table:table-cell table:style-name="ce9" table:formula="of:=[.C18]*(1-ABS([.B18]-[Parteien.D18])/2)" office:value-type="float" office:value="0.5">
            <text:p>0,5</text:p>
          </table:table-cell>
          <table:table-cell table:style-name="ce9" table:formula="of:=[.C18]*(1-ABS([.B18]-[Parteien.E18])/2)" office:value-type="float" office:value="1">
            <text:p>1</text:p>
          </table:table-cell>
          <table:table-cell table:style-name="ce9" table:formula="of:=[.C18]*(1-ABS([.B18]-[Parteien.F18])/2)" office:value-type="float" office:value="0.5">
            <text:p>0,5</text:p>
          </table:table-cell>
          <table:table-cell table:style-name="ce9" table:formula="of:=[.C18]*(1-ABS([.B18]-[Parteien.G18])/2)" office:value-type="float" office:value="1">
            <text:p>1</text:p>
          </table:table-cell>
          <table:table-cell table:style-name="ce9" table:formula="of:=[.C18]*(1-ABS([.B18]-[Parteien.H18])/2)" office:value-type="float" office:value="0">
            <text:p>0</text:p>
          </table:table-cell>
          <table:table-cell table:style-name="ce9" table:formula="of:=[.C18]*(1-ABS([.B18]-[Parteien.I18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In öffentlichen Gebäuden sollen weiterhin christliche Symbole (z.B. Kreuz) angebracht werden dürf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9" table:formula="of:=[.C19]*(1-ABS([.B19]-[Parteien.B19])/2)" office:value-type="float" office:value="0.5">
            <text:p>0,5</text:p>
          </table:table-cell>
          <table:table-cell table:style-name="ce9" table:formula="of:=[.C19]*(1-ABS([.B19]-[Parteien.C19])/2)" office:value-type="float" office:value="1">
            <text:p>1</text:p>
          </table:table-cell>
          <table:table-cell table:style-name="ce9" table:formula="of:=[.C19]*(1-ABS([.B19]-[Parteien.D19])/2)" office:value-type="float" office:value="1">
            <text:p>1</text:p>
          </table:table-cell>
          <table:table-cell table:style-name="ce9" table:formula="of:=[.C19]*(1-ABS([.B19]-[Parteien.E19])/2)" office:value-type="float" office:value="0">
            <text:p>0</text:p>
          </table:table-cell>
          <table:table-cell table:style-name="ce9" table:formula="of:=[.C19]*(1-ABS([.B19]-[Parteien.F19])/2)" office:value-type="float" office:value="1">
            <text:p>1</text:p>
          </table:table-cell>
          <table:table-cell table:style-name="ce9" table:formula="of:=[.C19]*(1-ABS([.B19]-[Parteien.G19])/2)" office:value-type="float" office:value="1">
            <text:p>1</text:p>
          </table:table-cell>
          <table:table-cell table:style-name="ce9" table:formula="of:=[.C19]*(1-ABS([.B19]-[Parteien.H19])/2)" office:value-type="float" office:value="0">
            <text:p>0</text:p>
          </table:table-cell>
          <table:table-cell table:style-name="ce9" table:formula="of:=[.C19]*(1-ABS([.B19]-[Parteien.I19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ür das Leitungspersonal in den saarländischen Ministerien soll eine feste Frauenquote gelten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table:formula="of:=[.C20]*(1-ABS([.B20]-[Parteien.B20])/2)" office:value-type="float" office:value="0.5">
            <text:p>0,5</text:p>
          </table:table-cell>
          <table:table-cell table:style-name="ce9" table:formula="of:=[.C20]*(1-ABS([.B20]-[Parteien.C20])/2)" office:value-type="float" office:value="0.5">
            <text:p>0,5</text:p>
          </table:table-cell>
          <table:table-cell table:style-name="ce9" table:formula="of:=[.C20]*(1-ABS([.B20]-[Parteien.D20])/2)" office:value-type="float" office:value="0.5">
            <text:p>0,5</text:p>
          </table:table-cell>
          <table:table-cell table:style-name="ce9" table:formula="of:=[.C20]*(1-ABS([.B20]-[Parteien.E20])/2)" office:value-type="float" office:value="0.5">
            <text:p>0,5</text:p>
          </table:table-cell>
          <table:table-cell table:style-name="ce9" table:formula="of:=[.C20]*(1-ABS([.B20]-[Parteien.F20])/2)" office:value-type="float" office:value="0.5">
            <text:p>0,5</text:p>
          </table:table-cell>
          <table:table-cell table:style-name="ce9" table:formula="of:=[.C20]*(1-ABS([.B20]-[Parteien.G20])/2)" office:value-type="float" office:value="0.5">
            <text:p>0,5</text:p>
          </table:table-cell>
          <table:table-cell table:style-name="ce9" table:formula="of:=[.C20]*(1-ABS([.B20]-[Parteien.H20])/2)" office:value-type="float" office:value="0.5">
            <text:p>0,5</text:p>
          </table:table-cell>
          <table:table-cell table:style-name="ce9" table:formula="of:=[.C20]*(1-ABS([.B20]-[Parteien.I20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Deutsche sollen bei der Vergabe von Sozialwohnungen bevorzug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9" table:formula="of:=[.C21]*(1-ABS([.B21]-[Parteien.B21])/2)" office:value-type="float" office:value="1">
            <text:p>1</text:p>
          </table:table-cell>
          <table:table-cell table:style-name="ce9" table:formula="of:=[.C21]*(1-ABS([.B21]-[Parteien.C21])/2)" office:value-type="float" office:value="1">
            <text:p>1</text:p>
          </table:table-cell>
          <table:table-cell table:style-name="ce9" table:formula="of:=[.C21]*(1-ABS([.B21]-[Parteien.D21])/2)" office:value-type="float" office:value="1">
            <text:p>1</text:p>
          </table:table-cell>
          <table:table-cell table:style-name="ce9" table:formula="of:=[.C21]*(1-ABS([.B21]-[Parteien.E21])/2)" office:value-type="float" office:value="1">
            <text:p>1</text:p>
          </table:table-cell>
          <table:table-cell table:style-name="ce9" table:formula="of:=[.C21]*(1-ABS([.B21]-[Parteien.F21])/2)" office:value-type="float" office:value="1">
            <text:p>1</text:p>
          </table:table-cell>
          <table:table-cell table:style-name="ce9" table:formula="of:=[.C21]*(1-ABS([.B21]-[Parteien.G21])/2)" office:value-type="float" office:value="0">
            <text:p>0</text:p>
          </table:table-cell>
          <table:table-cell table:style-name="ce9" table:formula="of:=[.C21]*(1-ABS([.B21]-[Parteien.H21])/2)" office:value-type="float" office:value="1">
            <text:p>1</text:p>
          </table:table-cell>
          <table:table-cell table:style-name="ce9" table:formula="of:=[.C21]*(1-ABS([.B21]-[Parteien.I21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ei Landtagswahlen soll das Wahlalter abgesenkt werden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9" table:formula="of:=[.C22]*(1-ABS([.B22]-[Parteien.B22])/2)" office:value-type="float" office:value="2">
            <text:p>2</text:p>
          </table:table-cell>
          <table:table-cell table:style-name="ce9" table:formula="of:=[.C22]*(1-ABS([.B22]-[Parteien.C22])/2)" office:value-type="float" office:value="2">
            <text:p>2</text:p>
          </table:table-cell>
          <table:table-cell table:style-name="ce9" table:formula="of:=[.C22]*(1-ABS([.B22]-[Parteien.D22])/2)" office:value-type="float" office:value="0">
            <text:p>0</text:p>
          </table:table-cell>
          <table:table-cell table:style-name="ce9" table:formula="of:=[.C22]*(1-ABS([.B22]-[Parteien.E22])/2)" office:value-type="float" office:value="2">
            <text:p>2</text:p>
          </table:table-cell>
          <table:table-cell table:style-name="ce9" table:formula="of:=[.C22]*(1-ABS([.B22]-[Parteien.F22])/2)" office:value-type="float" office:value="0">
            <text:p>0</text:p>
          </table:table-cell>
          <table:table-cell table:style-name="ce9" table:formula="of:=[.C22]*(1-ABS([.B22]-[Parteien.G22])/2)" office:value-type="float" office:value="0">
            <text:p>0</text:p>
          </table:table-cell>
          <table:table-cell table:style-name="ce9" table:formula="of:=[.C22]*(1-ABS([.B22]-[Parteien.H22])/2)" office:value-type="float" office:value="0">
            <text:p>0</text:p>
          </table:table-cell>
          <table:table-cell table:style-name="ce9" table:formula="of:=[.C22]*(1-ABS([.B22]-[Parteien.I22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Grundschullehrerinnen und -lehrer sollen beim Einstiegsgehalt den Lehrerinnen und Lehrern anderer Schulformen gleichgestellt werd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9" table:formula="of:=[.C23]*(1-ABS([.B23]-[Parteien.B23])/2)" office:value-type="float" office:value="0">
            <text:p>0</text:p>
          </table:table-cell>
          <table:table-cell table:style-name="ce9" table:formula="of:=[.C23]*(1-ABS([.B23]-[Parteien.C23])/2)" office:value-type="float" office:value="0.5">
            <text:p>0,5</text:p>
          </table:table-cell>
          <table:table-cell table:style-name="ce9" table:formula="of:=[.C23]*(1-ABS([.B23]-[Parteien.D23])/2)" office:value-type="float" office:value="1">
            <text:p>1</text:p>
          </table:table-cell>
          <table:table-cell table:style-name="ce9" table:formula="of:=[.C23]*(1-ABS([.B23]-[Parteien.E23])/2)" office:value-type="float" office:value="0">
            <text:p>0</text:p>
          </table:table-cell>
          <table:table-cell table:style-name="ce9" table:formula="of:=[.C23]*(1-ABS([.B23]-[Parteien.F23])/2)" office:value-type="float" office:value="1">
            <text:p>1</text:p>
          </table:table-cell>
          <table:table-cell table:style-name="ce9" table:formula="of:=[.C23]*(1-ABS([.B23]-[Parteien.G23])/2)" office:value-type="float" office:value="1">
            <text:p>1</text:p>
          </table:table-cell>
          <table:table-cell table:style-name="ce9" table:formula="of:=[.C23]*(1-ABS([.B23]-[Parteien.H23])/2)" office:value-type="float" office:value="1">
            <text:p>1</text:p>
          </table:table-cell>
          <table:table-cell table:style-name="ce9" table:formula="of:=[.C23]*(1-ABS([.B23]-[Parteien.I23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Im Härtefall soll es auch künftig Ausnahmen bei der Rückführung von abgelehnten Asylbewerbern und Asylbewerberinnen geb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9" table:formula="of:=[.C24]*(1-ABS([.B24]-[Parteien.B24])/2)" office:value-type="float" office:value="1">
            <text:p>1</text:p>
          </table:table-cell>
          <table:table-cell table:style-name="ce9" table:formula="of:=[.C24]*(1-ABS([.B24]-[Parteien.C24])/2)" office:value-type="float" office:value="1">
            <text:p>1</text:p>
          </table:table-cell>
          <table:table-cell table:style-name="ce9" table:formula="of:=[.C24]*(1-ABS([.B24]-[Parteien.D24])/2)" office:value-type="float" office:value="1">
            <text:p>1</text:p>
          </table:table-cell>
          <table:table-cell table:style-name="ce9" table:formula="of:=[.C24]*(1-ABS([.B24]-[Parteien.E24])/2)" office:value-type="float" office:value="0">
            <text:p>0</text:p>
          </table:table-cell>
          <table:table-cell table:style-name="ce9" table:formula="of:=[.C24]*(1-ABS([.B24]-[Parteien.F24])/2)" office:value-type="float" office:value="1">
            <text:p>1</text:p>
          </table:table-cell>
          <table:table-cell table:style-name="ce9" table:formula="of:=[.C24]*(1-ABS([.B24]-[Parteien.G24])/2)" office:value-type="float" office:value="0">
            <text:p>0</text:p>
          </table:table-cell>
          <table:table-cell table:style-name="ce9" table:formula="of:=[.C24]*(1-ABS([.B24]-[Parteien.H24])/2)" office:value-type="float" office:value="1">
            <text:p>1</text:p>
          </table:table-cell>
          <table:table-cell table:style-name="ce9" table:formula="of:=[.C24]*(1-ABS([.B24]-[Parteien.I24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Das Land soll Jugendbeiräten ein eigenes Budget zur Verfügung stellen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table:formula="of:=[.C25]*(1-ABS([.B25]-[Parteien.B25])/2)" office:value-type="float" office:value="0.5">
            <text:p>0,5</text:p>
          </table:table-cell>
          <table:table-cell table:style-name="ce9" table:formula="of:=[.C25]*(1-ABS([.B25]-[Parteien.C25])/2)" office:value-type="float" office:value="1">
            <text:p>1</text:p>
          </table:table-cell>
          <table:table-cell table:style-name="ce9" table:formula="of:=[.C25]*(1-ABS([.B25]-[Parteien.D25])/2)" office:value-type="float" office:value="0.5">
            <text:p>0,5</text:p>
          </table:table-cell>
          <table:table-cell table:style-name="ce9" table:formula="of:=[.C25]*(1-ABS([.B25]-[Parteien.E25])/2)" office:value-type="float" office:value="0.5">
            <text:p>0,5</text:p>
          </table:table-cell>
          <table:table-cell table:style-name="ce9" table:formula="of:=[.C25]*(1-ABS([.B25]-[Parteien.F25])/2)" office:value-type="float" office:value="0.5">
            <text:p>0,5</text:p>
          </table:table-cell>
          <table:table-cell table:style-name="ce9" table:formula="of:=[.C25]*(1-ABS([.B25]-[Parteien.G25])/2)" office:value-type="float" office:value="1">
            <text:p>1</text:p>
          </table:table-cell>
          <table:table-cell table:style-name="ce9" table:formula="of:=[.C25]*(1-ABS([.B25]-[Parteien.H25])/2)" office:value-type="float" office:value="0.5">
            <text:p>0,5</text:p>
          </table:table-cell>
          <table:table-cell table:style-name="ce9" table:formula="of:=[.C25]*(1-ABS([.B25]-[Parteien.I25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Bei der Verfolgung von schweren Straftaten sollen die Datenschutzrechte der Bürger stärker eingeschränkt werden könn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9" table:formula="of:=[.C26]*(1-ABS([.B26]-[Parteien.B26])/2)" office:value-type="float" office:value="0">
            <text:p>0</text:p>
          </table:table-cell>
          <table:table-cell table:style-name="ce9" table:formula="of:=[.C26]*(1-ABS([.B26]-[Parteien.C26])/2)" office:value-type="float" office:value="1">
            <text:p>1</text:p>
          </table:table-cell>
          <table:table-cell table:style-name="ce9" table:formula="of:=[.C26]*(1-ABS([.B26]-[Parteien.D26])/2)" office:value-type="float" office:value="0">
            <text:p>0</text:p>
          </table:table-cell>
          <table:table-cell table:style-name="ce9" table:formula="of:=[.C26]*(1-ABS([.B26]-[Parteien.E26])/2)" office:value-type="float" office:value="1">
            <text:p>1</text:p>
          </table:table-cell>
          <table:table-cell table:style-name="ce9" table:formula="of:=[.C26]*(1-ABS([.B26]-[Parteien.F26])/2)" office:value-type="float" office:value="1">
            <text:p>1</text:p>
          </table:table-cell>
          <table:table-cell table:style-name="ce9" table:formula="of:=[.C26]*(1-ABS([.B26]-[Parteien.G26])/2)" office:value-type="float" office:value="0">
            <text:p>0</text:p>
          </table:table-cell>
          <table:table-cell table:style-name="ce9" table:formula="of:=[.C26]*(1-ABS([.B26]-[Parteien.H26])/2)" office:value-type="float" office:value="0">
            <text:p>0</text:p>
          </table:table-cell>
          <table:table-cell table:style-name="ce9" table:formula="of:=[.C26]*(1-ABS([.B26]-[Parteien.I26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lle Kinder mit und ohne Behinderungen sollen gemeinsam unterrichte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9" table:formula="of:=[.C27]*(1-ABS([.B27]-[Parteien.B27])/2)" office:value-type="float" office:value="1">
            <text:p>1</text:p>
          </table:table-cell>
          <table:table-cell table:style-name="ce9" table:formula="of:=[.C27]*(1-ABS([.B27]-[Parteien.C27])/2)" office:value-type="float" office:value="1">
            <text:p>1</text:p>
          </table:table-cell>
          <table:table-cell table:style-name="ce9" table:formula="of:=[.C27]*(1-ABS([.B27]-[Parteien.D27])/2)" office:value-type="float" office:value="0">
            <text:p>0</text:p>
          </table:table-cell>
          <table:table-cell table:style-name="ce9" table:formula="of:=[.C27]*(1-ABS([.B27]-[Parteien.E27])/2)" office:value-type="float" office:value="1">
            <text:p>1</text:p>
          </table:table-cell>
          <table:table-cell table:style-name="ce9" table:formula="of:=[.C27]*(1-ABS([.B27]-[Parteien.F27])/2)" office:value-type="float" office:value="0">
            <text:p>0</text:p>
          </table:table-cell>
          <table:table-cell table:style-name="ce9" table:formula="of:=[.C27]*(1-ABS([.B27]-[Parteien.G27])/2)" office:value-type="float" office:value="1">
            <text:p>1</text:p>
          </table:table-cell>
          <table:table-cell table:style-name="ce9" table:formula="of:=[.C27]*(1-ABS([.B27]-[Parteien.H27])/2)" office:value-type="float" office:value="0.5">
            <text:p>0,5</text:p>
          </table:table-cell>
          <table:table-cell table:style-name="ce9" table:formula="of:=[.C27]*(1-ABS([.B27]-[Parteien.I27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jekte gegen Rechtsextremismus sollen vom Land weiterhin geförder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9" table:formula="of:=[.C28]*(1-ABS([.B28]-[Parteien.B28])/2)" office:value-type="float" office:value="0">
            <text:p>0</text:p>
          </table:table-cell>
          <table:table-cell table:style-name="ce9" table:formula="of:=[.C28]*(1-ABS([.B28]-[Parteien.C28])/2)" office:value-type="float" office:value="0">
            <text:p>0</text:p>
          </table:table-cell>
          <table:table-cell table:style-name="ce9" table:formula="of:=[.C28]*(1-ABS([.B28]-[Parteien.D28])/2)" office:value-type="float" office:value="0">
            <text:p>0</text:p>
          </table:table-cell>
          <table:table-cell table:style-name="ce9" table:formula="of:=[.C28]*(1-ABS([.B28]-[Parteien.E28])/2)" office:value-type="float" office:value="0">
            <text:p>0</text:p>
          </table:table-cell>
          <table:table-cell table:style-name="ce9" table:formula="of:=[.C28]*(1-ABS([.B28]-[Parteien.F28])/2)" office:value-type="float" office:value="0">
            <text:p>0</text:p>
          </table:table-cell>
          <table:table-cell table:style-name="ce9" table:formula="of:=[.C28]*(1-ABS([.B28]-[Parteien.G28])/2)" office:value-type="float" office:value="1">
            <text:p>1</text:p>
          </table:table-cell>
          <table:table-cell table:style-name="ce9" table:formula="of:=[.C28]*(1-ABS([.B28]-[Parteien.H28])/2)" office:value-type="float" office:value="0">
            <text:p>0</text:p>
          </table:table-cell>
          <table:table-cell table:style-name="ce9" table:formula="of:=[.C28]*(1-ABS([.B28]-[Parteien.I28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r Betrieb kommunaler Schwimmbäder soll durch Landesmittel sichergestell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9" table:formula="of:=[.C29]*(1-ABS([.B29]-[Parteien.B29])/2)" office:value-type="float" office:value="1">
            <text:p>1</text:p>
          </table:table-cell>
          <table:table-cell table:style-name="ce9" table:formula="of:=[.C29]*(1-ABS([.B29]-[Parteien.C29])/2)" office:value-type="float" office:value="0.5">
            <text:p>0,5</text:p>
          </table:table-cell>
          <table:table-cell table:style-name="ce9" table:formula="of:=[.C29]*(1-ABS([.B29]-[Parteien.D29])/2)" office:value-type="float" office:value="0.5">
            <text:p>0,5</text:p>
          </table:table-cell>
          <table:table-cell table:style-name="ce9" table:formula="of:=[.C29]*(1-ABS([.B29]-[Parteien.E29])/2)" office:value-type="float" office:value="0">
            <text:p>0</text:p>
          </table:table-cell>
          <table:table-cell table:style-name="ce9" table:formula="of:=[.C29]*(1-ABS([.B29]-[Parteien.F29])/2)" office:value-type="float" office:value="0">
            <text:p>0</text:p>
          </table:table-cell>
          <table:table-cell table:style-name="ce9" table:formula="of:=[.C29]*(1-ABS([.B29]-[Parteien.G29])/2)" office:value-type="float" office:value="0">
            <text:p>0</text:p>
          </table:table-cell>
          <table:table-cell table:style-name="ce9" table:formula="of:=[.C29]*(1-ABS([.B29]-[Parteien.H29])/2)" office:value-type="float" office:value="0">
            <text:p>0</text:p>
          </table:table-cell>
          <table:table-cell table:style-name="ce9" table:formula="of:=[.C29]*(1-ABS([.B29]-[Parteien.I29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 saarländischen Schulen soll kein islamischer Religionsunterricht angeboten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9" table:formula="of:=[.C30]*(1-ABS([.B30]-[Parteien.B30])/2)" office:value-type="float" office:value="2">
            <text:p>2</text:p>
          </table:table-cell>
          <table:table-cell table:style-name="ce9" table:formula="of:=[.C30]*(1-ABS([.B30]-[Parteien.C30])/2)" office:value-type="float" office:value="2">
            <text:p>2</text:p>
          </table:table-cell>
          <table:table-cell table:style-name="ce9" table:formula="of:=[.C30]*(1-ABS([.B30]-[Parteien.D30])/2)" office:value-type="float" office:value="2">
            <text:p>2</text:p>
          </table:table-cell>
          <table:table-cell table:style-name="ce9" table:formula="of:=[.C30]*(1-ABS([.B30]-[Parteien.E30])/2)" office:value-type="float" office:value="0">
            <text:p>0</text:p>
          </table:table-cell>
          <table:table-cell table:style-name="ce9" table:formula="of:=[.C30]*(1-ABS([.B30]-[Parteien.F30])/2)" office:value-type="float" office:value="2">
            <text:p>2</text:p>
          </table:table-cell>
          <table:table-cell table:style-name="ce9" table:formula="of:=[.C30]*(1-ABS([.B30]-[Parteien.G30])/2)" office:value-type="float" office:value="0">
            <text:p>0</text:p>
          </table:table-cell>
          <table:table-cell table:style-name="ce9" table:formula="of:=[.C30]*(1-ABS([.B30]-[Parteien.H30])/2)" office:value-type="float" office:value="2">
            <text:p>2</text:p>
          </table:table-cell>
          <table:table-cell table:style-name="ce9" table:formula="of:=[.C30]*(1-ABS([.B30]-[Parteien.I30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Ökologische Landwirtschaft soll bei der staatlichen Förderung Vorrang vor konventioneller Landwirtschaft hab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9" table:formula="of:=[.C31]*(1-ABS([.B31]-[Parteien.B31])/2)" office:value-type="float" office:value="0">
            <text:p>0</text:p>
          </table:table-cell>
          <table:table-cell table:style-name="ce9" table:formula="of:=[.C31]*(1-ABS([.B31]-[Parteien.C31])/2)" office:value-type="float" office:value="5">
            <text:p>5</text:p>
          </table:table-cell>
          <table:table-cell table:style-name="ce9" table:formula="of:=[.C31]*(1-ABS([.B31]-[Parteien.D31])/2)" office:value-type="float" office:value="10">
            <text:p>10</text:p>
          </table:table-cell>
          <table:table-cell table:style-name="ce9" table:formula="of:=[.C31]*(1-ABS([.B31]-[Parteien.E31])/2)" office:value-type="float" office:value="10">
            <text:p>10</text:p>
          </table:table-cell>
          <table:table-cell table:style-name="ce9" table:formula="of:=[.C31]*(1-ABS([.B31]-[Parteien.F31])/2)" office:value-type="float" office:value="5">
            <text:p>5</text:p>
          </table:table-cell>
          <table:table-cell table:style-name="ce9" table:formula="of:=[.C31]*(1-ABS([.B31]-[Parteien.G31])/2)" office:value-type="float" office:value="10">
            <text:p>10</text:p>
          </table:table-cell>
          <table:table-cell table:style-name="ce9" table:formula="of:=[.C31]*(1-ABS([.B31]-[Parteien.H31])/2)" office:value-type="float" office:value="10">
            <text:p>10</text:p>
          </table:table-cell>
          <table:table-cell table:style-name="ce9" table:formula="of:=[.C31]*(1-ABS([.B31]-[Parteien.I31])/2)" office:value-type="float" office:value="10">
            <text:p>10</text:p>
          </table:table-cell>
          <table:table-cell table:number-columns-repeated="1013"/>
        </table:table-row>
        <table:table-row table:style-name="ro2">
          <table:table-cell office:value-type="string">
            <text:p>Kitaplätze sollen für alle Kinder ab null Jahren gebührenfrei sei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9" table:formula="of:=[.C32]*(1-ABS([.B32]-[Parteien.B32])/2)" office:value-type="float" office:value="1">
            <text:p>1</text:p>
          </table:table-cell>
          <table:table-cell table:style-name="ce9" table:formula="of:=[.C32]*(1-ABS([.B32]-[Parteien.C32])/2)" office:value-type="float" office:value="0">
            <text:p>0</text:p>
          </table:table-cell>
          <table:table-cell table:style-name="ce9" table:formula="of:=[.C32]*(1-ABS([.B32]-[Parteien.D32])/2)" office:value-type="float" office:value="0">
            <text:p>0</text:p>
          </table:table-cell>
          <table:table-cell table:style-name="ce9" table:formula="of:=[.C32]*(1-ABS([.B32]-[Parteien.E32])/2)" office:value-type="float" office:value="1">
            <text:p>1</text:p>
          </table:table-cell>
          <table:table-cell table:style-name="ce9" table:formula="of:=[.C32]*(1-ABS([.B32]-[Parteien.F32])/2)" office:value-type="float" office:value="0">
            <text:p>0</text:p>
          </table:table-cell>
          <table:table-cell table:style-name="ce9" table:formula="of:=[.C32]*(1-ABS([.B32]-[Parteien.G32])/2)" office:value-type="float" office:value="0">
            <text:p>0</text:p>
          </table:table-cell>
          <table:table-cell table:style-name="ce9" table:formula="of:=[.C32]*(1-ABS([.B32]-[Parteien.H32])/2)" office:value-type="float" office:value="0">
            <text:p>0</text:p>
          </table:table-cell>
          <table:table-cell table:style-name="ce9" table:formula="of:=[.C32]*(1-ABS([.B32]-[Parteien.I32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lüchtlinge sollen eine Gesundheitskarte für den direkten Zugang zur medizinischen Versorgung erhalt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9" table:formula="of:=[.C33]*(1-ABS([.B33]-[Parteien.B33])/2)" office:value-type="float" office:value="2">
            <text:p>2</text:p>
          </table:table-cell>
          <table:table-cell table:style-name="ce9" table:formula="of:=[.C33]*(1-ABS([.B33]-[Parteien.C33])/2)" office:value-type="float" office:value="0">
            <text:p>0</text:p>
          </table:table-cell>
          <table:table-cell table:style-name="ce9" table:formula="of:=[.C33]*(1-ABS([.B33]-[Parteien.D33])/2)" office:value-type="float" office:value="2">
            <text:p>2</text:p>
          </table:table-cell>
          <table:table-cell table:style-name="ce9" table:formula="of:=[.C33]*(1-ABS([.B33]-[Parteien.E33])/2)" office:value-type="float" office:value="0">
            <text:p>0</text:p>
          </table:table-cell>
          <table:table-cell table:style-name="ce9" table:formula="of:=[.C33]*(1-ABS([.B33]-[Parteien.F33])/2)" office:value-type="float" office:value="2">
            <text:p>2</text:p>
          </table:table-cell>
          <table:table-cell table:style-name="ce9" table:formula="of:=[.C33]*(1-ABS([.B33]-[Parteien.G33])/2)" office:value-type="float" office:value="0">
            <text:p>0</text:p>
          </table:table-cell>
          <table:table-cell table:style-name="ce9" table:formula="of:=[.C33]*(1-ABS([.B33]-[Parteien.H33])/2)" office:value-type="float" office:value="2">
            <text:p>2</text:p>
          </table:table-cell>
          <table:table-cell table:style-name="ce9" table:formula="of:=[.C33]*(1-ABS([.B33]-[Parteien.I33])/2)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Die Hochschulen des Landes sollen stärker mit der Wirtschaft kooperier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9" table:formula="of:=[.C34]*(1-ABS([.B34]-[Parteien.B34])/2)" office:value-type="float" office:value="0">
            <text:p>0</text:p>
          </table:table-cell>
          <table:table-cell table:style-name="ce9" table:formula="of:=[.C34]*(1-ABS([.B34]-[Parteien.C34])/2)" office:value-type="float" office:value="0">
            <text:p>0</text:p>
          </table:table-cell>
          <table:table-cell table:style-name="ce9" table:formula="of:=[.C34]*(1-ABS([.B34]-[Parteien.D34])/2)" office:value-type="float" office:value="0">
            <text:p>0</text:p>
          </table:table-cell>
          <table:table-cell table:style-name="ce9" table:formula="of:=[.C34]*(1-ABS([.B34]-[Parteien.E34])/2)" office:value-type="float" office:value="0">
            <text:p>0</text:p>
          </table:table-cell>
          <table:table-cell table:style-name="ce9" table:formula="of:=[.C34]*(1-ABS([.B34]-[Parteien.F34])/2)" office:value-type="float" office:value="0">
            <text:p>0</text:p>
          </table:table-cell>
          <table:table-cell table:style-name="ce9" table:formula="of:=[.C34]*(1-ABS([.B34]-[Parteien.G34])/2)" office:value-type="float" office:value="0">
            <text:p>0</text:p>
          </table:table-cell>
          <table:table-cell table:style-name="ce9" table:formula="of:=[.C34]*(1-ABS([.B34]-[Parteien.H34])/2)" office:value-type="float" office:value="1">
            <text:p>1</text:p>
          </table:table-cell>
          <table:table-cell table:style-name="ce9" table:formula="of:=[.C34]*(1-ABS([.B34]-[Parteien.I34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uf dem heutigen Gebiet der "Landschaft der Industriekultur Nord" soll kein Gewerbe angesiedelt werden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table:formula="of:=[.C35]*(1-ABS([.B35]-[Parteien.B35])/2)" office:value-type="float" office:value="0.5">
            <text:p>0,5</text:p>
          </table:table-cell>
          <table:table-cell table:style-name="ce9" table:formula="of:=[.C35]*(1-ABS([.B35]-[Parteien.C35])/2)" office:value-type="float" office:value="1">
            <text:p>1</text:p>
          </table:table-cell>
          <table:table-cell table:style-name="ce9" table:formula="of:=[.C35]*(1-ABS([.B35]-[Parteien.D35])/2)" office:value-type="float" office:value="0.5">
            <text:p>0,5</text:p>
          </table:table-cell>
          <table:table-cell table:style-name="ce9" table:formula="of:=[.C35]*(1-ABS([.B35]-[Parteien.E35])/2)" office:value-type="float" office:value="0.5">
            <text:p>0,5</text:p>
          </table:table-cell>
          <table:table-cell table:style-name="ce9" table:formula="of:=[.C35]*(1-ABS([.B35]-[Parteien.F35])/2)" office:value-type="float" office:value="0.5">
            <text:p>0,5</text:p>
          </table:table-cell>
          <table:table-cell table:style-name="ce9" office:value-type="float" office:value="1">
            <text:p>1</text:p>
          </table:table-cell>
          <table:table-cell table:style-name="ce9" table:formula="of:=[.C35]*(1-ABS([.B35]-[Parteien.H35])/2)" office:value-type="float" office:value="0.5">
            <text:p>0,5</text:p>
          </table:table-cell>
          <table:table-cell table:style-name="ce9" table:formula="of:=[.C35]*(1-ABS([.B35]-[Parteien.I35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Die Möglichkeit, im Saarland Bordelle zu eröffnen, soll rechtlich stärker eingeschränkt werd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9" table:formula="of:=[.C36]*(1-ABS([.B36]-[Parteien.B36])/2)" office:value-type="float" office:value="2">
            <text:p>2</text:p>
          </table:table-cell>
          <table:table-cell table:style-name="ce9" table:formula="of:=[.C36]*(1-ABS([.B36]-[Parteien.C36])/2)" office:value-type="float" office:value="2">
            <text:p>2</text:p>
          </table:table-cell>
          <table:table-cell table:style-name="ce9" table:formula="of:=[.C36]*(1-ABS([.B36]-[Parteien.D36])/2)" office:value-type="float" office:value="2">
            <text:p>2</text:p>
          </table:table-cell>
          <table:table-cell table:style-name="ce9" table:formula="of:=[.C36]*(1-ABS([.B36]-[Parteien.E36])/2)" office:value-type="float" office:value="0">
            <text:p>0</text:p>
          </table:table-cell>
          <table:table-cell table:style-name="ce9" table:formula="of:=[.C36]*(1-ABS([.B36]-[Parteien.F36])/2)" office:value-type="float" office:value="2">
            <text:p>2</text:p>
          </table:table-cell>
          <table:table-cell table:style-name="ce9" table:formula="of:=[.C36]*(1-ABS([.B36]-[Parteien.G36])/2)" office:value-type="float" office:value="2">
            <text:p>2</text:p>
          </table:table-cell>
          <table:table-cell table:style-name="ce9" table:formula="of:=[.C36]*(1-ABS([.B36]-[Parteien.H36])/2)" office:value-type="float" office:value="1">
            <text:p>1</text:p>
          </table:table-cell>
          <table:table-cell table:style-name="ce9" table:formula="of:=[.C36]*(1-ABS([.B36]-[Parteien.I36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Im Saarland sollen weiterhin Kohlekraftwerke betrieben werden dürf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9" table:formula="of:=[.C37]*(1-ABS([.B37]-[Parteien.B37])/2)" office:value-type="float" office:value="0">
            <text:p>0</text:p>
          </table:table-cell>
          <table:table-cell table:style-name="ce9" table:formula="of:=[.C37]*(1-ABS([.B37]-[Parteien.C37])/2)" office:value-type="float" office:value="0">
            <text:p>0</text:p>
          </table:table-cell>
          <table:table-cell table:style-name="ce9" table:formula="of:=[.C37]*(1-ABS([.B37]-[Parteien.D37])/2)" office:value-type="float" office:value="2">
            <text:p>2</text:p>
          </table:table-cell>
          <table:table-cell table:style-name="ce9" table:formula="of:=[.C37]*(1-ABS([.B37]-[Parteien.E37])/2)" office:value-type="float" office:value="0">
            <text:p>0</text:p>
          </table:table-cell>
          <table:table-cell table:style-name="ce9" table:formula="of:=[.C37]*(1-ABS([.B37]-[Parteien.F37])/2)" office:value-type="float" office:value="0">
            <text:p>0</text:p>
          </table:table-cell>
          <table:table-cell table:style-name="ce9" table:formula="of:=[.C37]*(1-ABS([.B37]-[Parteien.G37])/2)" office:value-type="float" office:value="0">
            <text:p>0</text:p>
          </table:table-cell>
          <table:table-cell table:style-name="ce9" table:formula="of:=[.C37]*(1-ABS([.B37]-[Parteien.H37])/2)" office:value-type="float" office:value="0">
            <text:p>0</text:p>
          </table:table-cell>
          <table:table-cell table:style-name="ce9" table:formula="of:=[.C37]*(1-ABS([.B37]-[Parteien.I37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r Anbau von Cannabis zum eigenen Bedarf soll legalisiert werd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9" table:formula="of:=[.C38]*(1-ABS([.B38]-[Parteien.B38])/2)" office:value-type="float" office:value="1">
            <text:p>1</text:p>
          </table:table-cell>
          <table:table-cell table:style-name="ce9" table:formula="of:=[.C38]*(1-ABS([.B38]-[Parteien.C38])/2)" office:value-type="float" office:value="0">
            <text:p>0</text:p>
          </table:table-cell>
          <table:table-cell table:style-name="ce9" table:formula="of:=[.C38]*(1-ABS([.B38]-[Parteien.D38])/2)" office:value-type="float" office:value="1">
            <text:p>1</text:p>
          </table:table-cell>
          <table:table-cell table:style-name="ce9" table:formula="of:=[.C38]*(1-ABS([.B38]-[Parteien.E38])/2)" office:value-type="float" office:value="0">
            <text:p>0</text:p>
          </table:table-cell>
          <table:table-cell table:style-name="ce9" table:formula="of:=[.C38]*(1-ABS([.B38]-[Parteien.F38])/2)" office:value-type="float" office:value="0">
            <text:p>0</text:p>
          </table:table-cell>
          <table:table-cell table:style-name="ce9" table:formula="of:=[.C38]*(1-ABS([.B38]-[Parteien.G38])/2)" office:value-type="float" office:value="0">
            <text:p>0</text:p>
          </table:table-cell>
          <table:table-cell table:style-name="ce9" table:formula="of:=[.C38]*(1-ABS([.B38]-[Parteien.H38])/2)" office:value-type="float" office:value="1">
            <text:p>1</text:p>
          </table:table-cell>
          <table:table-cell table:style-name="ce9" table:formula="of:=[.C38]*(1-ABS([.B38]-[Parteien.I38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Die Fünfprozenthürde bei Landtagswahlen soll beibehalten werd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9" table:formula="of:=[.C39]*(1-ABS([.B39]-[Parteien.B39])/2)" office:value-type="float" office:value="2">
            <text:p>2</text:p>
          </table:table-cell>
          <table:table-cell table:style-name="ce9" table:formula="of:=[.C39]*(1-ABS([.B39]-[Parteien.C39])/2)" office:value-type="float" office:value="2">
            <text:p>2</text:p>
          </table:table-cell>
          <table:table-cell table:style-name="ce9" table:formula="of:=[.C39]*(1-ABS([.B39]-[Parteien.D39])/2)" office:value-type="float" office:value="2">
            <text:p>2</text:p>
          </table:table-cell>
          <table:table-cell table:style-name="ce9" table:formula="of:=[.C39]*(1-ABS([.B39]-[Parteien.E39])/2)" office:value-type="float" office:value="2">
            <text:p>2</text:p>
          </table:table-cell>
          <table:table-cell table:style-name="ce9" table:formula="of:=[.C39]*(1-ABS([.B39]-[Parteien.F39])/2)" office:value-type="float" office:value="2">
            <text:p>2</text:p>
          </table:table-cell>
          <table:table-cell table:style-name="ce9" table:formula="of:=[.C39]*(1-ABS([.B39]-[Parteien.G39])/2)" office:value-type="float" office:value="0">
            <text:p>0</text:p>
          </table:table-cell>
          <table:table-cell table:style-name="ce9" table:formula="of:=[.C39]*(1-ABS([.B39]-[Parteien.H39])/2)" office:value-type="float" office:value="1">
            <text:p>1</text:p>
          </table:table-cell>
          <table:table-cell table:style-name="ce9" table:formula="of:=[.C39]*(1-ABS([.B39]-[Parteien.I39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0" table:formula="of:=SUM([.C2:.C39])" office:value-type="float" office:value="61">
            <text:p>61</text:p>
          </table:table-cell>
          <table:table-cell table:style-name="ce18" table:formula="of:=SUM([.D2:.D39])/[.C40]" office:value-type="percentage" office:value="0.508196721311475">
            <text:p>50,8%</text:p>
          </table:table-cell>
          <table:table-cell table:style-name="ce18" table:formula="of:=SUM([.E2:.E39])/[.C40]" office:value-type="percentage" office:value="0.557377049180328">
            <text:p>55,7%</text:p>
          </table:table-cell>
          <table:table-cell table:style-name="ce18" table:formula="of:=SUM([.F2:.F39])/[.C40]" office:value-type="percentage" office:value="0.614754098360656">
            <text:p>61,5%</text:p>
          </table:table-cell>
          <table:table-cell table:style-name="ce18" table:formula="of:=SUM([.G2:.G39])/[.C40]" office:value-type="percentage" office:value="0.60655737704918">
            <text:p>60,7%</text:p>
          </table:table-cell>
          <table:table-cell table:style-name="ce18" table:formula="of:=SUM([.H2:.H39])/[.C40]" office:value-type="percentage" office:value="0.5">
            <text:p>50,0%</text:p>
          </table:table-cell>
          <table:table-cell table:style-name="ce18" table:formula="of:=SUM([.I2:.I39])/[.C40]" office:value-type="percentage" office:value="0.549180327868853">
            <text:p>54,9%</text:p>
          </table:table-cell>
          <table:table-cell table:style-name="ce18" table:formula="of:=SUM([.J2:.J39])/[.C40]" office:value-type="percentage" office:value="0.532786885245902">
            <text:p>53,3%</text:p>
          </table:table-cell>
          <table:table-cell table:style-name="ce18" table:formula="of:=SUM([.K2:.K39])/[.C40]" office:value-type="percentage" office:value="0.475409836065574">
            <text:p>47,5%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Farblegende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Ausfüllen mit individuellen Antworten (1 oder 0 oder -1) und Gewichten (0-100).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9" office:value-type="string">
            <text:p>Nicht verändern (enthält Berechnungsformel).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10" office:value-type="string">
            <text:p>Formeln nur anpassen, wenn mehr als 38 Fragen berücksichtigt werden sollen.</text:p>
          </table:table-cell>
          <table:table-cell table:number-columns-repeated="1023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teien" table:style-name="ta1" table:print="false">
        <table:table-column table:style-name="co1" table:default-cell-style-name="ce2"/>
        <table:table-column table:style-name="co4" table:number-columns-repeated="8" table:default-cell-style-name="Default"/>
        <table:table-column table:style-name="co3" table:number-columns-repeated="1015" table:default-cell-style-name="Default"/>
        <table:table-row table:style-name="ro2">
          <table:table-cell table:style-name="ce1" office:value-type="string">
            <text:p>These</text:p>
          </table:table-cell>
          <table:table-cell table:style-name="ce13" office:value-type="string">
            <text:p>FDP</text:p>
          </table:table-cell>
          <table:table-cell table:style-name="ce13" office:value-type="string">
            <text:p>CDU</text:p>
          </table:table-cell>
          <table:table-cell table:style-name="ce13" office:value-type="string">
            <text:p>Grüne</text:p>
          </table:table-cell>
          <table:table-cell table:style-name="ce13" office:value-type="string">
            <text:p>AfD</text:p>
          </table:table-cell>
          <table:table-cell table:style-name="ce13" office:value-type="string">
            <text:p>SPD</text:p>
          </table:table-cell>
          <table:table-cell table:style-name="ce13" office:value-type="string">
            <text:p>NPD</text:p>
          </table:table-cell>
          <table:table-cell table:style-name="ce13" office:value-type="string">
            <text:p>Linke</text:p>
          </table:table-cell>
          <table:table-cell table:style-name="ce13" office:value-type="string">
            <text:p>Piraten</text:p>
          </table:table-cell>
          <table:table-cell table:style-name="ce11" table:number-columns-repeated="1010"/>
          <table:table-cell table:style-name="ce12" table:number-columns-repeated="5"/>
        </table:table-row>
        <table:table-row table:style-name="ro2">
          <table:table-cell office:value-type="string">
            <text:p>Im Saarland sollen Geschäfte ihre Öffnungszeiten an Werktagen frei festlegen dürfen.</text:p>
          </table:table-cell>
          <table:table-cell table:style-name="ce14" office:value-type="float" office:value="1">
            <text:p>1</text:p>
          </table:table-cell>
          <table:table-cell table:number-columns-repeated="4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An Grundschulen im Saarland soll Französischunterricht ab der ersten Klasse flächendeckend angeboten werde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as Tanzverbot an "stillen Tagen" (z.B. Karfreitag, Volkstrauertag) soll beibehalten werd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3"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as Saarland soll Projekte zur Integration von Ausländerinnen und Ausländern förder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Im Saarland sollen keine weiteren Flächen für Windkraftanlagen ausgewiesen werden.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ie Hürden für ein Volksbegehren sollen gesenkt werd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3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as Saarland soll sich dafür einsetzen, dass alle in Deutschland Lebenden ein bedingungsloses Grundeinkommen erhalten.</text:p>
          </table:table-cell>
          <table:table-cell table:number-columns-repeated="5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ie Videoüberwachung im öffentlichen Raum soll ausgeweitet werden.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An Gymnasien soll das Abitur wieder nach neun Jahren abgelegt werden könn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6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Alle dauerhaft im Saarland wohnenden Ausländerinnen und Ausländer sollen an Kommunalwahlen teilnehmen dürf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Im Saarland soll die Grunderwerbssteuer wieder gesenkt werd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3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as Saarland soll sich dafür einsetzen, dass gleichgeschlechtliche Paare gemeinsam Kinder adoptieren dürf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as Land soll stärker in den Saarbrücker Flughafen investier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Im saarländischen Polizeidienst sollen mehr Menschen mit Migrationshintergrund arbeit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ie Anzahl der Landkreise im Saarland soll verringert werd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4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ie geisteswissenschaftlichen Fächer an der Universität des Saarlandes sollen mehr Landesmittel erhalten.</text:p>
          </table:table-cell>
          <table:table-cell table:style-name="ce14" office:value-type="float" office:value="0">
            <text:p>0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ie Saarbrücker Stadtautobahn soll in einen Tunnel verlegt werden.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In öffentlichen Gebäuden sollen weiterhin christliche Symbole (z.B. Kreuz) angebracht werden dürfen.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Für das Leitungspersonal in den saarländischen Ministerien soll eine feste Frauenquote gelten.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eutsche sollen bei der Vergabe von Sozialwohnungen bevorzugt werden.</text:p>
          </table:table-cell>
          <table:table-cell table:number-columns-repeated="5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Bei Landtagswahlen soll das Wahlalter abgesenkt werden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Grundschullehrerinnen und -lehrer sollen beim Einstiegsgehalt den Lehrerinnen und Lehrern anderer Schulformen gleichgestellt werd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Im Härtefall soll es auch künftig Ausnahmen bei der Rückführung von abgelehnten Asylbewerbern und Asylbewerberinnen gebe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as Land soll Jugendbeiräten ein eigenes Budget zur Verfügung stell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ei der Verfolgung von schweren Straftaten sollen die Datenschutzrechte der Bürger stärker eingeschränkt werden könn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3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Alle Kinder mit und ohne Behinderungen sollen gemeinsam unterrichtet werden.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rojekte gegen Rechtsextremismus sollen vom Land weiterhin gefördert werden.</text:p>
          </table:table-cell>
          <table:table-cell table:number-columns-repeated="5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er Betrieb kommunaler Schwimmbäder soll durch Landesmittel sichergestellt werden.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5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An saarländischen Schulen soll kein islamischer Religionsunterricht angeboten werden.</text:p>
          </table:table-cell>
          <table:table-cell table:number-columns-repeated="3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Ökologische Landwirtschaft soll bei der staatlichen Förderung Vorrang vor konventioneller Landwirtschaft hab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Kitaplätze sollen für alle Kinder ab null Jahren gebührenfrei sein.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Flüchtlinge sollen eine Gesundheitskarte für den direkten Zugang zur medizinischen Versorgung erhalt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ie Hochschulen des Landes sollen stärker mit der Wirtschaft kooperieren.</text:p>
          </table:table-cell>
          <table:table-cell table:number-columns-repeated="6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Auf dem heutigen Gebiet der "Landschaft der Industriekultur Nord" soll kein Gewerbe angesiedelt werd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Die Möglichkeit, im Saarland Bordelle zu eröffnen, soll rechtlich stärker eingeschränkt werde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Im Saarland sollen weiterhin Kohlekraftwerke betrieben werden dürfen.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5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er Anbau von Cannabis zum eigenen Bedarf soll legalisiert werd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ie Fünfprozenthürde bei Landtagswahlen soll beibehalten werden.</text:p>
          </table:table-cell>
          <table:table-cell table:number-columns-repeated="5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>
            <text:p>Farblegende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Ausfüllen mit den Antworten der ausgewählten Parteien (1 oder 0 oder -1).</text:p>
          </table:table-cell>
          <table:table-cell table:number-columns-repeated="102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19.03.2017</text:date>, <text:time>18:2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M24S</meta:editing-duration>
    <meta:editing-cycles>109</meta:editing-cycles>
    <meta:generator>OpenOffice/4.1.2$Win32 OpenOffice.org_project/412m3$Build-9782</meta:generator>
    <dc:date>2017-03-19T18:23:46.68</dc:date>
    <meta:document-statistic meta:table-count="2" meta:cell-count="795" meta:object-count="0"/>
    <meta:user-defined meta:name="Info 1"/>
    <meta:user-defined meta:name="Info 2"/>
    <meta:user-defined meta:name="Info 3"/>
    <meta:user-defined meta:name="Info 4"/>
  </office:meta>
</office:document-meta>
</file>